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00A0000000AF53FA6799B05B974.gif" manifest:media-type="image/gif"/>
  <manifest:file-entry manifest:full-path="Pictures/100002000000000A0000000A0F0DD96048D66661.gif" manifest:media-type="image/gif"/>
  <manifest:file-entry manifest:full-path="Pictures/100002000000000A0000000AEC2E6D2114137625.gif" manifest:media-type="image/gif"/>
  <manifest:file-entry manifest:full-path="Pictures/100002000000000A0000000AF5ADC307DE6CE3E6.gif" manifest:media-type="image/gif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SanL-Bold1" svg:font-family="NimbusSanL-Bold"/>
    <style:font-face style:name="Arial2" svg:font-family="Arial" style:font-family-generic="swiss"/>
    <style:font-face style:name="Arial5" svg:font-family="Arial, Arial" style:font-family-generic="swiss"/>
    <style:font-face style:name="Courier New2" svg:font-family="'Courier New'" style:font-family-generic="swiss" style:font-pitch="fixed"/>
    <style:font-face style:name="Andale Sans UI1" svg:font-family="'Andale Sans UI'" style:font-pitch="variable"/>
    <style:font-face style:name="NimbusSanL-Bold" svg:font-family="NimbusSanL-Bold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Arial3" svg:font-family="Arial, 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, Arial" style:font-family-generic="swiss" style:font-pitch="variable"/>
    <style:font-face style:name="Courier New1" svg:font-family="'Courier New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Arial6" svg:font-family="Arial" style:font-family-generic="system" style:font-pitch="variable"/>
    <style:font-face style:name="Arial7" svg:font-family="Arial, Arial" style:font-family-generic="system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7b3d00" draw:fill="solid" draw:fill-color="#ffffa6" draw:textarea-horizontal-align="justify" draw:textarea-vertical-align="middle" draw:auto-grow-height="false" fo:min-height="1.556cm" fo:min-width="2.306cm"/>
    </style:style>
    <style:style style:name="gr3" style:family="graphic" style:parent-style-name="standard">
      <style:graphic-properties svg:stroke-color="#7b3d00" draw:fill="solid" draw:fill-color="#ffffa6" draw:textarea-horizontal-align="justify" draw:textarea-vertical-align="middle" draw:auto-grow-height="false" fo:min-height="1.75cm" fo:min-width="2.5cm"/>
    </style:style>
    <style:style style:name="gr4" style:family="graphic" style:parent-style-name="standard">
      <style:graphic-properties svg:stroke-width="0.053cm" svg:stroke-color="#0000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stroke="dash" draw:stroke-dash="Fine_20_Dashed" svg:stroke-width="0.053cm" svg:stroke-color="#0000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 fo:min-height="0.324cm" fo:min-width="0.066cm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standard">
      <style:graphic-properties draw:stroke="none" svg:stroke-color="#000000" draw:fill="none" draw:fill-color="#ffffff" fo:min-height="0.723cm"/>
    </style:style>
    <style:style style:name="gr10" style:family="graphic" style:parent-style-name="standard">
      <style:graphic-properties svg:stroke-color="#999999" draw:fill="solid" draw:fill-color="#ffffa6" draw:textarea-horizontal-align="justify" draw:textarea-vertical-align="middle" draw:auto-grow-height="false" fo:min-height="1.75cm" fo:min-width="2.5cm"/>
    </style:style>
    <style:style style:name="gr11" style:family="graphic" style:parent-style-name="standard">
      <style:graphic-properties svg:stroke-width="0.053cm" svg:stroke-color="#999999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fill="solid" draw:fill-color="#999999" draw:textarea-horizontal-align="justify" draw:textarea-vertical-align="middle" draw:auto-grow-height="false" fo:min-height="0.324cm" fo:min-width="0.066cm"/>
    </style:style>
    <style:style style:name="gr13" style:family="graphic" style:parent-style-name="standard">
      <style:graphic-properties draw:stroke="none" svg:stroke-color="#000000" draw:fill="none" draw:fill-color="#ffffff" fo:min-height="0.75cm"/>
    </style:style>
    <style:style style:name="gr14" style:family="graphic" style:parent-style-name="standard">
      <style:graphic-properties draw:stroke="solid" svg:stroke-width="0.053cm" svg:stroke-color="#999999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subtitle">
      <style:graphic-properties draw:fill-color="#ffffff" draw:auto-grow-height="true" fo:min-height="15.55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121cm"/>
    </style:style>
    <style:style style:name="pr5" style:family="presentation" style:parent-style-name="Default-outline1" style:list-style-name="L2">
      <style:graphic-properties draw:auto-grow-height="true" fo:min-height="16.519cm"/>
    </style:style>
    <style:style style:name="pr6" style:family="presentation" style:parent-style-name="Default-outline1">
      <style:graphic-properties fo:min-height="10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9.375cm"/>
    </style:style>
    <style:style style:name="pr9" style:family="presentation" style:parent-style-name="Default-title">
      <style:graphic-properties fo:min-height="1.737cm"/>
    </style:style>
    <style:style style:name="pr10" style:family="presentation" style:parent-style-name="Default-outline1">
      <style:graphic-properties fo:min-height="8.459cm"/>
    </style:style>
    <style:style style:name="pr11" style:family="presentation" style:parent-style-name="Default-title">
      <style:graphic-properties fo:min-height="2.338cm"/>
    </style:style>
    <style:style style:name="pr12" style:family="presentation" style:parent-style-name="Default-title">
      <style:graphic-properties fo:min-height="2.204cm"/>
    </style:style>
    <style:style style:name="pr13" style:family="presentation" style:parent-style-name="Default-outline1">
      <style:graphic-properties fo:min-height="17.8cm"/>
    </style:style>
    <style:style style:name="pr14" style:family="presentation" style:parent-style-name="Default-title">
      <style:graphic-properties draw:auto-grow-height="true" fo:min-height="2.663cm"/>
    </style:style>
    <style:style style:name="pr15" style:family="presentation" style:parent-style-name="Default-outline1">
      <style:graphic-properties draw:auto-grow-height="true" fo:min-height="15.806cm"/>
    </style:style>
    <style:style style:name="pr16" style:family="presentation" style:parent-style-name="Default-title">
      <style:graphic-properties draw:auto-grow-height="true" fo:min-height="3.506cm"/>
    </style:style>
    <style:style style:name="pr17" style:family="presentation" style:parent-style-name="Default-outline1">
      <style:graphic-properties draw:auto-grow-height="true" fo:min-height="15.13cm"/>
    </style:style>
    <style:style style:name="pr18" style:family="presentation" style:parent-style-name="Default-title">
      <style:graphic-properties fo:min-height="3.506cm"/>
    </style:style>
    <style:style style:name="pr19" style:family="presentation" style:parent-style-name="Default-outline1">
      <style:graphic-properties fo:min-height="13.285cm"/>
    </style:style>
    <style:style style:name="P1" style:family="paragraph">
      <style:paragraph-properties style:text-autospace="none"/>
    </style:style>
    <style:style style:name="P2" style:family="paragraph">
      <style:text-properties fo:color="#0000ff" style:font-name="Arial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paragraph-properties fo:text-align="end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text-properties fo:color="#0000ff"/>
    </style:style>
    <style:style style:name="P10" style:family="paragraph">
      <style:paragraph-properties fo:margin-top="0cm" fo:margin-bottom="0.2cm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top="0cm" fo:margin-bottom="0.4cm"/>
    </style:style>
    <style:style style:name="P13" style:family="paragraph">
      <loext:graphic-properties draw:fill="solid" draw:fill-color="#ffffa6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style:paragraph-properties fo:margin-top="0cm" fo:margin-bottom="0.5cm"/>
    </style:style>
    <style:style style:name="P17" style:family="paragraph">
      <loext:graphic-properties draw:fill="solid" draw:fill-color="#ffffa6"/>
      <style:paragraph-properties fo:text-align="center"/>
      <style:text-properties fo:color="#999999"/>
    </style:style>
    <style:style style:name="P18" style:family="paragraph">
      <loext:graphic-properties draw:fill="none" draw:fill-color="#ffffff"/>
      <style:text-properties fo:color="#999999"/>
    </style:style>
    <style:style style:name="P19" style:family="paragraph">
      <loext:graphic-properties draw:fill="solid" draw:fill-color="#999999"/>
      <style:paragraph-properties fo:text-align="center"/>
    </style:style>
    <style:style style:name="P20" style:family="paragraph">
      <style:paragraph-properties fo:margin-top="0cm" fo:margin-bottom="0cm"/>
    </style:style>
    <style:style style:name="T1" style:family="text">
      <style:text-properties fo:color="#0000ff" style:text-outline="false" style:text-line-through-style="none" style:text-line-through-type="none" style:font-name="Arial1" fo:font-size="44pt" fo:language="zxx" fo:country="none" fo:font-style="normal" fo:text-shadow="none" style:text-underline-style="none" fo:font-weight="normal" style:letter-kerning="true" style:font-name-asian="NimbusSanL-Bold1" style:font-size-asian="44pt" style:language-asian="zxx" style:country-asian="none" style:font-style-asian="normal" style:font-weight-asian="normal" style:font-name-complex="NimbusSanL-Bold1" style:font-size-complex="44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cc00cc" fo:font-size="26pt" style:font-size-asian="26pt" style:font-size-complex="26pt"/>
    </style:style>
    <style:style style:name="T4" style:family="text">
      <style:text-properties fo:color="#cc00cc" fo:font-size="10pt" style:font-size-asian="10pt" style:font-size-complex="1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0000ff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style:use-window-font-color="true" style:text-outline="false" style:text-line-through-style="none" style:text-line-through-type="none" style:font-name="Arial" fo:font-size="24pt" fo:language="zxx" fo:country="none" fo:font-style="normal" fo:text-shadow="none" style:text-underline-style="none" fo:font-weight="normal" style:letter-kerning="true" style:font-name-asian="Andale Sans UI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font-relief="none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28pt" fo:language="zxx" fo:country="none" fo:font-style="normal" fo:text-shadow="none" style:text-underline-style="none" fo:font-weight="normal" style:letter-kerning="true" style:font-name-asian="Andale Sans UI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font-relief="none"/>
    </style:style>
    <style:style style:name="T13" style:family="text">
      <style:text-properties fo:color="#999999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26pt" fo:language="zxx" fo:country="none" fo:font-style="normal" fo:text-shadow="none" style:text-underline-style="none" fo:font-weight="normal" style:letter-kerning="true" style:font-name-asian="Andale Sans UI" style:font-size-asian="26pt" style:language-asian="zxx" style:country-asian="none" style:font-style-asian="normal" style:font-weight-asian="normal" style:font-name-complex="Tahoma" style:font-size-complex="26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F53FA6799B05B974.gif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00000000A0000000A0F0DD96048D66661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EC2E6D2114137625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F5ADC307DE6CE3E6.gif" xlink:type="simple" xlink:show="embed" xlink:actuate="onLoad">
        <style:list-level-properties text:space-before="4.2cm" text:min-label-width="0.6cm" style:vertical-pos="middle" style:vertical-rel="line" fo:width="0.26cm" fo:height="0.26cm"/>
      </text:list-level-style-image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CL Visualization - A Reality Check</presentation:footer-decl>
      <presentation:footer-decl presentation:name="ftr2">OCL Map Type</presentation:footer-decl>
      <presentation:date-time-decl presentation:name="dtd1" presentation:source="fixed">16-September-2019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473cm" svg:x="1.4cm" svg:y="0.854cm" presentation:class="title" presentation:user-transformed="true">
          <draw:text-box>
            <text:p text:style-name="P1"><text:span text:style-name="T1">Normalizing OCL Associations</text:span></text:p>
          </draw:text-box>
        </draw:frame>
        <draw:frame presentation:style-name="pr2" draw:text-style-name="P7" draw:layer="layout" svg:width="14.667cm" svg:height="15.554cm" svg:x="6.583cm" svg:y="4.512cm" presentation:class="subtitle" presentation:user-transformed="true">
          <draw:text-box>
            <text:p text:style-name="P3">Edward Willink</text:p>
            <text:p text:style-name="P3"><text:span text:style-name="T2"/></text:p>
            <text:p text:style-name="P4"><text:span text:style-name="T3">Willink Transformations Ltd</text:span><text:span text:style-name="T4"> </text:span></text:p>
            <text:p text:style-name="P4"><text:span text:style-name="T3">Eclipse Foundation</text:span></text:p>
            <text:p text:style-name="P5"><text:span text:style-name="T5">MMT Component co-Lead</text:span></text:p>
            <text:p text:style-name="P5"><text:span text:style-name="T5">OCL Project Lead</text:span></text:p>
            <text:p text:style-name="P5"><text:span text:style-name="T5">QVTd Project Lead</text:span></text:p>
            <text:p text:style-name="P6"><text:span text:style-name="T5">QVTo Committer </text:span><text:span text:style-name="T5"><text:line-break/></text:span><text:span text:style-name="T5">MoDisco Project Lead</text:span></text:p>
            <text:p text:style-name="P4"><text:span text:style-name="T3">OMG (Model Driven Solutions)</text:span></text:p>
            <text:p text:style-name="P6"><text:span text:style-name="T2"><text:s/></text:span><text:span text:style-name="T5">OCL 2.3, 2.4, 2.5 RTF Chair</text:span></text:p>
            <text:p text:style-name="P6"><text:span text:style-name="T5">QVT 1.2, 1.3, 1.4 RTF Chair</text:span></text:p>
            <text:p><text:span text:style-name="T6"/></text:p>
            <text:p><text:span text:style-name="T7">OCL 2021 @ STAF 2021</text:span></text:p>
            <text:p><text:span text:style-name="T6"/></text:p>
            <text:p>25th June 2021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9" draw:layer="layout" svg:width="25.199cm" svg:height="2.121cm" svg:x="1.4cm" svg:y="0.837cm" presentation:class="title" presentation:user-transformed="true">
          <draw:text-box>
            <text:p><text:span text:style-name="T7">OCL Association Support</text:span></text:p>
          </draw:text-box>
        </draw:frame>
        <draw:frame presentation:style-name="pr5" draw:text-style-name="P10" draw:layer="layout" svg:width="25.834cm" svg:height="16.519cm" svg:x="1.333cm" svg:y="3.022cm" presentation:class="outline" presentation:user-transformed="true">
          <draw:text-box>
            <text:list text:style-name="L2">
              <text:list-item>
                <text:p text:style-name="P10"><text:span text:style-name="T8">CS Leaf classes</text:span></text:p>
                <text:list>
                  <text:list-item>
                    <text:p text:style-name="P10"><text:span text:style-name="T8">PropertyCallExpCS</text:span></text:p>
                    <text:list>
                      <text:list-item>
                        <text:p text:style-name="P10"><text:span text:style-name="T9">4 syntaxes - prop, expr.prop, path::prop, expr.path::prop</text:span></text:p>
                      </text:list-item>
                    </text:list>
                  </text:list-item>
                  <text:list-item>
                    <text:p text:style-name="P10"><text:span text:style-name="T8">AssociationClassCallExpCS</text:span></text:p>
                    <text:list>
                      <text:list-item>
                        <text:p text:style-name="P10"><text:span text:style-name="T9">2 syntaxes - prop[quals], expr.prop[quals] </text:span><text:span text:style-name="T9"><text:line-break/></text:span><text:span text:style-name="T9">(missing path::prop[quals], expr.path::prop[quals</text:span><text:span text:style-name="T10">])</text:span></text:p>
                      </text:list-item>
                    </text:list>
                  </text:list-item>
                  <text:list-item>
                    <text:p text:style-name="P10"><text:span text:style-name="T9">*2 for @pre</text:span></text:p>
                  </text:list-item>
                </text:list>
              </text:list-item>
              <text:list-item>
                <text:p text:style-name="P10"><text:span text:style-name="T8">AS Leaf classes</text:span></text:p>
                <text:list>
                  <text:list-item>
                    <text:p text:style-name="P10"><text:span text:style-name="T8">PropertyCallExp</text:span><text:span text:style-name="T8"><text:line-break/></text:span><text:span text:style-name="T8">(aka AssociationEndCallExp, AttributeCallExp)</text:span></text:p>
                  </text:list-item>
                  <text:list-item>
                    <text:p text:style-name="P10"><text:span text:style-name="T11">inaccurate AssociationClassCallExp</text:span></text:p>
                  </text:list-item>
                  <text:list-item>
                    <text:p text:style-name="P10"><text:span text:style-name="T8">(missing OppositePropertyCallExp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7.667cm" svg:height="3.473cm" svg:x="0.166cm" svg:y="-0.439cm" presentation:class="title" presentation:user-transformed="true">
          <draw:text-box>
            <text:p>UML Unidirectional Binary Association</text:p>
          </draw:text-box>
        </draw:frame>
        <draw:frame presentation:style-name="pr6" draw:layer="layout" svg:width="25.199cm" svg:height="10cm" svg:x="1.375cm" svg:y="9.75cm" presentation:class="outline" presentation:user-transformed="true">
          <draw:text-box>
            <text:list text:style-name="L2">
              <text:list-item>
                <text:p>'Obvious' unusual OCL navigation</text:p>
                <text:list>
                  <text:list-item>
                    <text:p>let y : Y = ... in y.A_y_z</text:p>
                  </text:list-item>
                  <text:list-item>
                    <text:p>let y : Y = ... in y.A_y_z.z</text:p>
                  </text:list-item>
                </text:list>
              </text:list-item>
              <text:list-item>
                <text:p>'Magic' UML-specific OCL navigation</text:p>
                <text:list>
                  <text:list-item>
                    <text:p text:style-name="P12"><text:span text:style-name="T12">let y : Y = ... in y.z <text:s/>-- transitive </text:span>y.A_y_z.z</text:p>
                  </text:list-item>
                  <text:list-item>
                    <text:p text:style-name="P12">let z : Z = ... in z.y <text:s/>-- not in model</text:p>
                  </text:list-item>
                </text:list>
              </text:list-item>
            </text:list>
          </draw:text-box>
        </draw:frame>
        <draw:g>
          <draw:custom-shape draw:style-name="gr2" draw:text-style-name="P13" draw:layer="layout" svg:width="3cm" svg:height="2cm" svg:x="6.583cm" svg:y="2.375cm">
            <text:p text:style-name="P3">A_y_z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3" draw:layer="layout" svg:width="3cm" svg:height="2cm" svg:x="0.583cm" svg:y="5.375cm">
            <text:p text:style-name="P3">Y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cm" svg:height="2cm" svg:x="12.583cm" svg:y="5.375cm">
            <text:p text:style-name="P3">Z</text:p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6.683cm" svg:y1="4.275cm" svg:x2="3.583cm" svg:y2="5.375cm">
            <text:p/>
          </draw:line>
          <draw:line draw:style-name="gr4" draw:text-style-name="P3" draw:layer="layout" svg:x1="9.383cm" svg:y1="4.275cm" svg:x2="12.583cm" svg:y2="5.375cm">
            <text:p/>
          </draw:line>
          <draw:frame draw:style-name="gr5" draw:text-style-name="P14" draw:layer="layout" svg:width="3cm" svg:height="0.962cm" svg:x="4.483cm" svg:y="3.375cm">
            <draw:text-box>
              <text:p>A_x_y</text:p>
            </draw:text-box>
          </draw:frame>
          <draw:line draw:style-name="gr6" draw:text-style-name="P3" draw:layer="layout" svg:x1="3.583cm" svg:y1="7.075cm" svg:x2="12.583cm" svg:y2="7.075cm">
            <text:p/>
          </draw:line>
          <draw:frame draw:style-name="gr5" draw:text-style-name="P14" draw:layer="layout" svg:width="3cm" svg:height="0.962cm" svg:x="3.983cm" svg:y="6.213cm">
            <draw:text-box>
              <text:p>y</text:p>
            </draw:text-box>
          </draw:frame>
          <draw:frame draw:style-name="gr5" draw:text-style-name="P14" draw:layer="layout" svg:width="3cm" svg:height="0.962cm" svg:x="3.583cm" svg:y="4.013cm">
            <draw:text-box>
              <text:p>y</text:p>
            </draw:text-box>
          </draw:frame>
          <draw:frame draw:style-name="gr5" draw:text-style-name="P14" draw:layer="layout" svg:width="3cm" svg:height="0.962cm" svg:x="11.883cm" svg:y="4.213cm">
            <draw:text-box>
              <text:p>z</text:p>
            </draw:text-box>
          </draw:frame>
          <draw:frame draw:style-name="gr5" draw:text-style-name="P14" draw:layer="layout" svg:width="3cm" svg:height="0.962cm" svg:x="11.383cm" svg:y="6.175cm">
            <draw:text-box>
              <text:p>z</text:p>
            </draw:text-box>
          </draw:frame>
          <draw:custom-shape draw:style-name="gr7" draw:text-style-name="P15" draw:layer="layout" svg:width="0.8cm" svg:height="0.81cm" svg:x="9.083cm" svg:y="3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5" draw:layer="layout" svg:width="0.8cm" svg:height="0.81cm" svg:x="3.183cm" svg:y="4.9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3" draw:layer="layout" svg:width="3cm" svg:height="2cm" svg:x="18.583cm" svg:y="2.375cm">
            <text:p text:style-name="P3">Y</text:p>
            <draw:enhanced-geometry svg:viewBox="0 0 21600 21600" draw:type="rectangle" draw:enhanced-path="M 0 0 L 21600 0 21600 21600 0 21600 0 0 Z N"/>
          </draw:custom-shape>
          <draw:frame draw:style-name="gr8" draw:text-style-name="P14" draw:layer="layout" svg:width="5.4cm" svg:height="1.673cm" svg:x="21.883cm" svg:y="2.575cm">
            <draw:text-box>
              <text:p>UML Class</text:p>
            </draw:text-box>
          </draw:frame>
          <draw:custom-shape draw:style-name="gr7" draw:text-style-name="P15" draw:layer="layout" svg:width="0.8cm" svg:height="0.81cm" svg:x="19.583cm" svg:y="7.0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14" draw:layer="layout" svg:width="5.7cm" svg:height="0.962cm" svg:x="21.883cm" svg:y="8.202cm">
            <draw:text-box>
              <text:p>UML Relationship</text:p>
            </draw:text-box>
          </draw:frame>
          <draw:line draw:style-name="gr4" draw:text-style-name="P3" draw:layer="layout" svg:x1="18.483cm" svg:y1="8.675cm" svg:x2="21.583cm" svg:y2="8.675cm">
            <text:p/>
          </draw:line>
          <draw:line draw:style-name="gr6" draw:text-style-name="P3" draw:layer="layout" svg:x1="18.483cm" svg:y1="9.775cm" svg:x2="21.583cm" svg:y2="9.775cm">
            <text:p/>
          </draw:line>
          <draw:frame draw:style-name="gr9" draw:text-style-name="P14" draw:layer="layout" svg:width="4.8cm" svg:height="0.973cm" svg:x="21.883cm" svg:y="7.002cm">
            <draw:text-box>
              <text:p>UML Property</text:p>
            </draw:text-box>
          </draw:frame>
          <draw:frame draw:style-name="gr9" draw:text-style-name="P14" draw:layer="layout" svg:width="5.7cm" svg:height="0.973cm" svg:x="21.783cm" svg:y="9.302cm">
            <draw:text-box>
              <text:p>OCL Relationship</text:p>
            </draw:text-box>
          </draw:frame>
          <draw:custom-shape draw:style-name="gr2" draw:text-style-name="P13" draw:layer="layout" svg:width="3cm" svg:height="2cm" svg:x="18.583cm" svg:y="4.675cm">
            <text:p text:style-name="P3">A_y_z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14" draw:layer="layout" svg:width="5.4cm" svg:height="1.673cm" svg:x="21.883cm" svg:y="4.802cm">
            <draw:text-box>
              <text:p>UML Association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7.667cm" svg:height="3.473cm" svg:x="0.166cm" svg:y="-0.439cm" presentation:class="title" presentation:user-transformed="true">
          <draw:text-box>
            <text:p>Normalized Binary Association</text:p>
          </draw:text-box>
        </draw:frame>
        <draw:frame presentation:style-name="pr8" draw:layer="layout" svg:width="25.199cm" svg:height="9.375cm" svg:x="1.375cm" svg:y="10.375cm" presentation:class="outline" presentation:user-transformed="true">
          <draw:text-box>
            <text:list text:style-name="L2">
              <text:list-item>
                <text:p text:style-name="P16">'Obvious' usual OCL navigation</text:p>
                <text:list>
                  <text:list-item>
                    <text:p>let y : Y = ... in y.z<text:tab/><text:tab/>-- directly modelled</text:p>
                  </text:list-item>
                  <text:list-item>
                    <text:p><text:span text:style-name="T12">let z : Z = ... in z.y</text:span><text:tab/><text:tab/>-- directly modelled</text:p>
                  </text:list-item>
                </text:list>
              </text:list-item>
              <text:list-item>
                <text:p text:style-name="P16">Lazy unusual OCL navigation</text:p>
                <text:list>
                  <text:list-item>
                    <text:p><text:span text:style-name="T12">let y : Y = ... in y.A_y_z</text:span><text:tab/><text:tab/>-- directly modelled</text:p>
                  </text:list-item>
                  <text:list-item>
                    <text:p text:style-name="P12"><text:span text:style-name="T12">let y : Y = ... in y.A_y_z.z</text:span><text:tab/><text:tab/>-- directly modelled</text:p>
                  </text:list-item>
                </text:list>
              </text:list-item>
            </text:list>
          </draw:text-box>
        </draw:frame>
        <draw:g>
          <draw:custom-shape draw:style-name="gr10" draw:text-style-name="P17" draw:layer="layout" svg:width="3cm" svg:height="2cm" svg:x="6.958cm" svg:y="4.083cm">
            <text:p text:style-name="P3"><text:span text:style-name="T13">A_y_z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cm" svg:height="2cm" svg:x="0.958cm" svg:y="8.083cm">
            <text:p text:style-name="P3">Y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cm" svg:height="2cm" svg:x="12.958cm" svg:y="8.083cm">
            <text:p text:style-name="P3">Z</text:p>
            <draw:enhanced-geometry svg:viewBox="0 0 21600 21600" draw:type="rectangle" draw:enhanced-path="M 0 0 L 21600 0 21600 21600 0 21600 0 0 Z N"/>
          </draw:custom-shape>
          <draw:line draw:style-name="gr11" draw:text-style-name="P3" draw:layer="layout" svg:x1="7.058cm" svg:y1="5.983cm" svg:x2="3.858cm" svg:y2="8.083cm">
            <text:p/>
          </draw:line>
          <draw:line draw:style-name="gr11" draw:text-style-name="P3" draw:layer="layout" svg:x1="9.958cm" svg:y1="6.083cm" svg:x2="12.958cm" svg:y2="8.083cm">
            <text:p/>
          </draw:line>
          <draw:frame draw:style-name="gr5" draw:text-style-name="P18" draw:layer="layout" svg:width="3.2cm" svg:height="0.962cm" svg:x="4.858cm" svg:y="7.483cm">
            <draw:text-box>
              <text:p><text:span text:style-name="T13">y</text:span></text:p>
            </draw:text-box>
          </draw:frame>
          <draw:frame draw:style-name="gr5" draw:text-style-name="P18" draw:layer="layout" svg:width="3cm" svg:height="0.962cm" svg:x="10.358cm" svg:y="4.821cm">
            <draw:text-box>
              <text:p><text:span text:style-name="T13">A_y_z</text:span></text:p>
            </draw:text-box>
          </draw:frame>
          <draw:frame draw:style-name="gr5" draw:text-style-name="P18" draw:layer="layout" svg:width="3cm" svg:height="0.962cm" svg:x="4.658cm" svg:y="4.783cm">
            <draw:text-box>
              <text:p><text:span text:style-name="T13">A_y_z</text:span></text:p>
            </draw:text-box>
          </draw:frame>
          <draw:line draw:style-name="gr4" draw:text-style-name="P3" draw:layer="layout" svg:x1="3.958cm" svg:y1="9.583cm" svg:x2="12.958cm" svg:y2="9.583cm">
            <text:p/>
          </draw:line>
          <draw:frame draw:style-name="gr5" draw:text-style-name="P14" draw:layer="layout" svg:width="3cm" svg:height="0.962cm" svg:x="4.458cm" svg:y="8.683cm">
            <draw:text-box>
              <text:p>y</text:p>
            </draw:text-box>
          </draw:frame>
          <draw:frame draw:style-name="gr5" draw:text-style-name="P18" draw:layer="layout" svg:width="3cm" svg:height="0.962cm" svg:x="11.558cm" svg:y="7.621cm">
            <draw:text-box>
              <text:p><text:span text:style-name="T13">z</text:span></text:p>
            </draw:text-box>
          </draw:frame>
          <draw:frame draw:style-name="gr5" draw:text-style-name="P14" draw:layer="layout" svg:width="3cm" svg:height="0.962cm" svg:x="11.958cm" svg:y="8.583cm">
            <draw:text-box>
              <text:p>z</text:p>
            </draw:text-box>
          </draw:frame>
          <draw:custom-shape draw:style-name="gr3" draw:text-style-name="P13" draw:layer="layout" svg:width="3cm" svg:height="2cm" svg:x="18.958cm" svg:y="2.083cm">
            <text:p text:style-name="P3">X</text:p>
            <draw:enhanced-geometry svg:viewBox="0 0 21600 21600" draw:type="rectangle" draw:enhanced-path="M 0 0 L 21600 0 21600 21600 0 21600 0 0 Z N"/>
          </draw:custom-shape>
          <draw:frame draw:style-name="gr8" draw:text-style-name="P14" draw:layer="layout" svg:width="5.4cm" svg:height="1.673cm" svg:x="22.458cm" svg:y="6.083cm">
            <draw:text-box>
              <text:p>lazy</text:p>
              <text:p>Pivot Class</text:p>
            </draw:text-box>
          </draw:frame>
          <draw:custom-shape draw:style-name="gr7" draw:text-style-name="P15" draw:layer="layout" svg:width="0.8cm" svg:height="0.81cm" svg:x="19.958cm" svg:y="4.3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5" draw:layer="layout" svg:width="0.8cm" svg:height="0.81cm" svg:x="3.558cm" svg:y="9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5" draw:layer="layout" svg:width="0.8cm" svg:height="0.81cm" svg:x="12.558cm" svg:y="9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9" draw:layer="layout" svg:width="0.8cm" svg:height="0.81cm" svg:x="6.558cm" svg:y="5.6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9" draw:layer="layout" svg:width="0.8cm" svg:height="0.81cm" svg:x="9.558cm" svg:y="5.6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9" draw:layer="layout" svg:width="0.8cm" svg:height="0.81cm" svg:x="3.558cm" svg:y="7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9" draw:layer="layout" svg:width="0.8cm" svg:height="0.81cm" svg:x="12.558cm" svg:y="7.6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7" draw:layer="layout" svg:width="3cm" svg:height="2cm" svg:x="18.958cm" svg:y="6.083cm">
            <text:p text:style-name="P3"><text:span text:style-name="T13">X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9" draw:layer="layout" svg:width="0.8cm" svg:height="0.81cm" svg:x="19.958cm" svg:y="8.4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4" draw:layer="layout" svg:width="4.1cm" svg:height="1.673cm" svg:x="22.358cm" svg:y="9.11cm">
            <draw:text-box>
              <text:p>lazy Pivot</text:p>
              <text:p>Relationship</text:p>
            </draw:text-box>
          </draw:frame>
          <draw:line draw:style-name="gr11" draw:text-style-name="P3" draw:layer="layout" svg:x1="18.958cm" svg:y1="9.783cm" svg:x2="22.058cm" svg:y2="9.783cm">
            <text:p/>
          </draw:line>
          <draw:frame draw:style-name="gr13" draw:text-style-name="P14" draw:layer="layout" svg:width="6cm" svg:height="1cm" svg:x="22.138cm" svg:y="8.232cm">
            <draw:text-box>
              <text:p>lazy Pivot Property</text:p>
            </draw:text-box>
          </draw:frame>
          <draw:custom-shape draw:style-name="gr3" draw:text-style-name="P13" draw:layer="layout" svg:width="3cm" svg:height="2cm" svg:x="18.958cm" svg:y="2.083cm">
            <text:p text:style-name="P3">X</text:p>
            <draw:enhanced-geometry svg:viewBox="0 0 21600 21600" draw:type="rectangle" draw:enhanced-path="M 0 0 L 21600 0 21600 21600 0 21600 0 0 Z N"/>
          </draw:custom-shape>
          <draw:custom-shape draw:style-name="gr7" draw:text-style-name="P15" draw:layer="layout" svg:width="0.8cm" svg:height="0.81cm" svg:x="19.958cm" svg:y="4.3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14" draw:layer="layout" svg:width="5.6cm" svg:height="0.962cm" svg:x="22.358cm" svg:y="5.183cm">
            <draw:text-box>
              <text:p>Pivot Relationship</text:p>
            </draw:text-box>
          </draw:frame>
          <draw:line draw:style-name="gr4" draw:text-style-name="P3" draw:layer="layout" svg:x1="18.958cm" svg:y1="5.683cm" svg:x2="22.058cm" svg:y2="5.683cm">
            <text:p/>
          </draw:line>
          <draw:frame draw:style-name="gr5" draw:text-style-name="P14" draw:layer="layout" svg:width="4.5cm" svg:height="0.962cm" svg:x="22.358cm" svg:y="4.083cm">
            <draw:text-box>
              <text:p>Pivot Property</text:p>
            </draw:text-box>
          </draw:frame>
          <draw:frame draw:style-name="gr5" draw:text-style-name="P14" draw:layer="layout" svg:width="5.4cm" svg:height="0.962cm" svg:x="22.358cm" svg:y="2.31cm">
            <draw:text-box>
              <text:p>Pivot Class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1.737cm" svg:x="1.375cm" svg:y="0.429cm" presentation:class="title" presentation:user-transformed="true">
          <draw:text-box>
            <text:p>UML Ternary Association</text:p>
          </draw:text-box>
        </draw:frame>
        <draw:frame presentation:style-name="pr10" draw:layer="layout" svg:width="25.199cm" svg:height="8.459cm" svg:x="1.375cm" svg:y="11.291cm" presentation:class="outline" presentation:user-transformed="true">
          <draw:text-box>
            <text:list text:style-name="L2">
              <text:list-item>
                <text:p>'Obvious' unusual OCL navigation</text:p>
                <text:list>
                  <text:list-item>
                    <text:p>let y : Y = ... in y.A_x_y_z</text:p>
                  </text:list-item>
                  <text:list-item>
                    <text:p>let y : Y = ... in y.A_x_y_z.z</text:p>
                  </text:list-item>
                </text:list>
              </text:list-item>
              <text:list-item>
                <text:p>'Magic' UML-specific OCL navigation</text:p>
                <text:list>
                  <text:list-item>
                    <text:p text:style-name="P12">let y : Y = ... in y.z</text:p>
                  </text:list-item>
                </text:list>
              </text:list-item>
            </text:list>
          </draw:text-box>
        </draw:frame>
        <draw:g>
          <draw:custom-shape draw:style-name="gr3" draw:text-style-name="P13" draw:layer="layout" svg:width="3cm" svg:height="2cm" svg:x="6.583cm" svg:y="6.583cm">
            <text:p text:style-name="P3">A_x_y_z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cm" svg:height="2cm" svg:x="6.583cm" svg:y="2.583cm">
            <text:p text:style-name="P3">X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cm" svg:height="2cm" svg:x="0.583cm" svg:y="8.583cm">
            <text:p text:style-name="P3">Y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cm" svg:height="2cm" svg:x="12.583cm" svg:y="8.583cm">
            <text:p text:style-name="P3">Z</text:p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8.083cm" svg:y1="4.583cm" svg:x2="8.083cm" svg:y2="6.583cm">
            <text:p/>
          </draw:line>
          <draw:frame draw:style-name="gr5" draw:text-style-name="P14" draw:layer="layout" svg:width="3cm" svg:height="0.962cm" svg:x="8.183cm" svg:y="4.583cm">
            <draw:text-box>
              <text:p>x</text:p>
            </draw:text-box>
          </draw:frame>
          <draw:frame draw:style-name="gr5" draw:text-style-name="P14" draw:layer="layout" svg:width="3cm" svg:height="0.962cm" svg:x="8.183cm" svg:y="5.621cm">
            <draw:text-box>
              <text:p>A_x_y_z</text:p>
            </draw:text-box>
          </draw:frame>
          <draw:line draw:style-name="gr4" draw:text-style-name="P3" draw:layer="layout" svg:x1="6.683cm" svg:y1="8.583cm" svg:x2="3.483cm" svg:y2="8.583cm">
            <text:p/>
          </draw:line>
          <draw:line draw:style-name="gr4" draw:text-style-name="P3" draw:layer="layout" svg:x1="9.483cm" svg:y1="8.583cm" svg:x2="12.583cm" svg:y2="8.583cm">
            <text:p/>
          </draw:line>
          <draw:frame draw:style-name="gr5" draw:text-style-name="P14" draw:layer="layout" svg:width="3cm" svg:height="0.962cm" svg:x="14.283cm" svg:y="7.321cm">
            <draw:text-box>
              <text:p>z</text:p>
            </draw:text-box>
          </draw:frame>
          <draw:frame draw:style-name="gr5" draw:text-style-name="P14" draw:layer="layout" svg:width="3cm" svg:height="0.962cm" svg:x="9.683cm" svg:y="7.421cm">
            <draw:text-box>
              <text:p>A_x_y_z</text:p>
            </draw:text-box>
          </draw:frame>
          <draw:frame draw:style-name="gr13" draw:text-style-name="P14" draw:layer="layout" svg:width="3cm" svg:height="1cm" svg:x="3.783cm" svg:y="7.283cm">
            <draw:text-box>
              <text:p>A_x_y_z</text:p>
            </draw:text-box>
          </draw:frame>
          <draw:line draw:style-name="gr6" draw:text-style-name="P3" draw:layer="layout" svg:x1="6.583cm" svg:y1="4.083cm" svg:x2="1.583cm" svg:y2="8.583cm">
            <text:p/>
          </draw:line>
          <draw:frame draw:style-name="gr5" draw:text-style-name="P14" draw:layer="layout" svg:width="2.9cm" svg:height="0.962cm" svg:x="1.083cm" svg:y="7.421cm">
            <draw:text-box>
              <text:p>y</text:p>
            </draw:text-box>
          </draw:frame>
          <draw:line draw:style-name="gr6" draw:text-style-name="P3" draw:layer="layout" svg:x1="9.583cm" svg:y1="4.083cm" svg:x2="14.583cm" svg:y2="8.583cm">
            <text:p/>
          </draw:line>
          <draw:frame draw:style-name="gr5" draw:text-style-name="P14" draw:layer="layout" svg:width="3cm" svg:height="0.962cm" svg:x="9.583cm" svg:y="3.221cm">
            <draw:text-box>
              <text:p>x</text:p>
            </draw:text-box>
          </draw:frame>
          <draw:frame draw:style-name="gr5" draw:text-style-name="P14" draw:layer="layout" svg:width="3cm" svg:height="0.962cm" svg:x="5.783cm" svg:y="3.221cm">
            <draw:text-box>
              <text:p>x</text:p>
            </draw:text-box>
          </draw:frame>
          <draw:line draw:style-name="gr6" draw:text-style-name="P3" draw:layer="layout" svg:x1="3.583cm" svg:y1="10.283cm" svg:x2="12.583cm" svg:y2="10.283cm">
            <text:p/>
          </draw:line>
          <draw:frame draw:style-name="gr5" draw:text-style-name="P14" draw:layer="layout" svg:width="3cm" svg:height="0.962cm" svg:x="3.983cm" svg:y="9.421cm">
            <draw:text-box>
              <text:p>y</text:p>
            </draw:text-box>
          </draw:frame>
          <draw:frame draw:style-name="gr5" draw:text-style-name="P14" draw:layer="layout" svg:width="3cm" svg:height="0.962cm" svg:x="4.083cm" svg:y="8.583cm">
            <draw:text-box>
              <text:p>y</text:p>
            </draw:text-box>
          </draw:frame>
          <draw:frame draw:style-name="gr5" draw:text-style-name="P14" draw:layer="layout" svg:width="3cm" svg:height="0.962cm" svg:x="11.383cm" svg:y="8.521cm">
            <draw:text-box>
              <text:p>z</text:p>
            </draw:text-box>
          </draw:frame>
          <draw:frame draw:style-name="gr5" draw:text-style-name="P14" draw:layer="layout" svg:width="3cm" svg:height="0.962cm" svg:x="11.383cm" svg:y="9.383cm">
            <draw:text-box>
              <text:p>z</text:p>
            </draw:text-box>
          </draw:frame>
          <draw:custom-shape draw:style-name="gr7" draw:text-style-name="P15" draw:layer="layout" svg:width="0.8cm" svg:height="0.81cm" svg:x="7.683cm" svg:y="4.0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5" draw:layer="layout" svg:width="0.8cm" svg:height="0.81cm" svg:x="7.683cm" svg:y="6.1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5" draw:layer="layout" svg:width="0.8cm" svg:height="0.81cm" svg:x="6.183cm" svg:y="8.0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5" draw:layer="layout" svg:width="0.8cm" svg:height="0.81cm" svg:x="9.183cm" svg:y="8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5" draw:layer="layout" svg:width="0.8cm" svg:height="0.81cm" svg:x="3.183cm" svg:y="8.2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5" draw:layer="layout" svg:width="0.8cm" svg:height="0.81cm" svg:x="12.283cm" svg:y="8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3" draw:layer="layout" svg:width="3cm" svg:height="2cm" svg:x="18.583cm" svg:y="2.583cm">
            <text:p text:style-name="P3">X</text:p>
            <draw:enhanced-geometry svg:viewBox="0 0 21600 21600" draw:type="rectangle" draw:enhanced-path="M 0 0 L 21600 0 21600 21600 0 21600 0 0 Z N"/>
          </draw:custom-shape>
          <draw:frame draw:style-name="gr8" draw:text-style-name="P14" draw:layer="layout" svg:width="5.4cm" svg:height="1.673cm" svg:x="21.883cm" svg:y="2.81cm">
            <draw:text-box>
              <text:p>UML Association</text:p>
              <text:p>or UML Class</text:p>
            </draw:text-box>
          </draw:frame>
          <draw:custom-shape draw:style-name="gr7" draw:text-style-name="P15" draw:layer="layout" svg:width="0.8cm" svg:height="0.81cm" svg:x="19.683cm" svg:y="5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4" draw:layer="layout" svg:width="4.1cm" svg:height="1.673cm" svg:x="21.983cm" svg:y="6.71cm">
            <draw:text-box>
              <text:p>UML</text:p>
              <text:p>Relationship</text:p>
            </draw:text-box>
          </draw:frame>
          <draw:line draw:style-name="gr4" draw:text-style-name="P3" draw:layer="layout" svg:x1="18.583cm" svg:y1="7.583cm" svg:x2="21.683cm" svg:y2="7.583cm">
            <text:p/>
          </draw:line>
          <draw:line draw:style-name="gr6" draw:text-style-name="P3" draw:layer="layout" svg:x1="18.583cm" svg:y1="9.283cm" svg:x2="21.683cm" svg:y2="9.283cm">
            <text:p/>
          </draw:line>
          <draw:line draw:style-name="gr6" draw:text-style-name="P3" draw:layer="layout" svg:x1="9.583cm" svg:y1="4.083cm" svg:x2="14.583cm" svg:y2="8.583cm">
            <text:p/>
          </draw:line>
          <draw:frame draw:style-name="gr5" draw:text-style-name="P14" draw:layer="layout" svg:width="3cm" svg:height="0.962cm" svg:x="21.883cm" svg:y="5.421cm">
            <draw:text-box>
              <text:p>Property</text:p>
            </draw:text-box>
          </draw:frame>
          <draw:frame draw:style-name="gr8" draw:text-style-name="P14" draw:layer="layout" svg:width="4.1cm" svg:height="1.673cm" svg:x="21.983cm" svg:y="8.61cm">
            <draw:text-box>
              <text:p>OCL</text:p>
              <text:p>Relationship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presentation:use-footer-name="ftr1" presentation:use-date-time-name="dtd1">
        <draw:frame presentation:style-name="pr11" draw:layer="layout" svg:width="28cm" svg:height="2.338cm" svg:x="0cm" svg:y="-0.047cm" presentation:class="title" presentation:user-transformed="true">
          <draw:text-box>
            <text:p>Normalized OCL Ternary Association</text:p>
          </draw:text-box>
        </draw:frame>
        <draw:frame presentation:style-name="pr10" draw:layer="layout" svg:width="25.199cm" svg:height="8.459cm" svg:x="1.375cm" svg:y="11.291cm" presentation:class="outline" presentation:user-transformed="true">
          <draw:text-box>
            <text:list text:style-name="L2">
              <text:list-item>
                <text:p>'Obvious' usual OCL navigation</text:p>
                <text:list>
                  <text:list-item>
                    <text:p><text:span text:style-name="T12">let y : Y = ... in y.z</text:span><text:tab/><text:tab/>-- directly modelled</text:p>
                  </text:list-item>
                </text:list>
              </text:list-item>
              <text:list-item>
                <text:p>Lazy unusual OCL navigation</text:p>
                <text:list>
                  <text:list-item>
                    <text:p>let y : Y = ... in y.A_x_y_z</text:p>
                  </text:list-item>
                  <text:list-item>
                    <text:p>let y : Y = ... in y.A_x_y_z.z</text:p>
                  </text:list-item>
                </text:list>
              </text:list-item>
            </text:list>
          </draw:text-box>
        </draw:frame>
        <draw:g>
          <draw:custom-shape draw:style-name="gr10" draw:text-style-name="P17" draw:layer="layout" svg:width="3cm" svg:height="2cm" svg:x="7.1cm" svg:y="6.25cm">
            <text:p text:style-name="P3"><text:span text:style-name="T13">A_x_y_z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cm" svg:height="2cm" svg:x="7.1cm" svg:y="2.25cm">
            <text:p text:style-name="P3">X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cm" svg:height="2cm" svg:x="1.1cm" svg:y="8.25cm">
            <text:p text:style-name="P3">Y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cm" svg:height="2cm" svg:x="13.1cm" svg:y="8.25cm">
            <text:p text:style-name="P3">Z</text:p>
            <draw:enhanced-geometry svg:viewBox="0 0 21600 21600" draw:type="rectangle" draw:enhanced-path="M 0 0 L 21600 0 21600 21600 0 21600 0 0 Z N"/>
          </draw:custom-shape>
          <draw:line draw:style-name="gr14" draw:text-style-name="P3" draw:layer="layout" svg:x1="8.6cm" svg:y1="4.25cm" svg:x2="8.6cm" svg:y2="6.25cm">
            <text:p/>
          </draw:line>
          <draw:frame draw:style-name="gr5" draw:text-style-name="P18" draw:layer="layout" svg:width="3cm" svg:height="0.962cm" svg:x="8.7cm" svg:y="4.25cm">
            <draw:text-box>
              <text:p><text:span text:style-name="T13">x</text:span></text:p>
            </draw:text-box>
          </draw:frame>
          <draw:frame draw:style-name="gr5" draw:text-style-name="P18" draw:layer="layout" svg:width="3cm" svg:height="0.962cm" svg:x="8.7cm" svg:y="5.288cm">
            <draw:text-box>
              <text:p><text:span text:style-name="T13">A_x_y_z</text:span></text:p>
            </draw:text-box>
          </draw:frame>
          <draw:line draw:style-name="gr11" draw:text-style-name="P3" draw:layer="layout" svg:x1="7.1cm" svg:y1="8.25cm" svg:x2="4cm" svg:y2="8.25cm">
            <text:p/>
          </draw:line>
          <draw:line draw:style-name="gr11" draw:text-style-name="P3" draw:layer="layout" svg:x1="10.1cm" svg:y1="8.25cm" svg:x2="13.1cm" svg:y2="8.25cm">
            <text:p/>
          </draw:line>
          <draw:frame draw:style-name="gr5" draw:text-style-name="P18" draw:layer="layout" svg:width="3.2cm" svg:height="0.962cm" svg:x="4.6cm" svg:y="8.15cm">
            <draw:text-box>
              <text:p><text:span text:style-name="T13">y</text:span></text:p>
            </draw:text-box>
          </draw:frame>
          <draw:frame draw:style-name="gr5" draw:text-style-name="P14" draw:layer="layout" svg:width="3cm" svg:height="0.962cm" svg:x="14.8cm" svg:y="6.988cm">
            <draw:text-box>
              <text:p>z</text:p>
            </draw:text-box>
          </draw:frame>
          <draw:frame draw:style-name="gr5" draw:text-style-name="P18" draw:layer="layout" svg:width="3cm" svg:height="0.962cm" svg:x="10.1cm" svg:y="6.85cm">
            <draw:text-box>
              <text:p><text:span text:style-name="T13">A_x_y_z</text:span></text:p>
            </draw:text-box>
          </draw:frame>
          <draw:frame draw:style-name="gr5" draw:text-style-name="P18" draw:layer="layout" svg:width="3cm" svg:height="0.962cm" svg:x="4.3cm" svg:y="6.788cm">
            <draw:text-box>
              <text:p><text:span text:style-name="T13">A_x_y_z</text:span></text:p>
            </draw:text-box>
          </draw:frame>
          <draw:line draw:style-name="gr4" draw:text-style-name="P3" draw:layer="layout" svg:x1="7.1cm" svg:y1="3.25cm" svg:x2="2.1cm" svg:y2="8.25cm">
            <text:p/>
          </draw:line>
          <draw:frame draw:style-name="gr5" draw:text-style-name="P14" draw:layer="layout" svg:width="3cm" svg:height="0.962cm" svg:x="1.7cm" svg:y="6.95cm">
            <draw:text-box>
              <text:p>y</text:p>
            </draw:text-box>
          </draw:frame>
          <draw:line draw:style-name="gr4" draw:text-style-name="P3" draw:layer="layout" svg:x1="10.1cm" svg:y1="3.25cm" svg:x2="15.1cm" svg:y2="8.25cm">
            <text:p/>
          </draw:line>
          <draw:frame draw:style-name="gr5" draw:text-style-name="P14" draw:layer="layout" svg:width="3cm" svg:height="0.962cm" svg:x="10.5cm" svg:y="2.988cm">
            <draw:text-box>
              <text:p>x</text:p>
            </draw:text-box>
          </draw:frame>
          <draw:frame draw:style-name="gr5" draw:text-style-name="P14" draw:layer="layout" svg:width="3cm" svg:height="0.962cm" svg:x="5.9cm" svg:y="2.988cm">
            <draw:text-box>
              <text:p>x</text:p>
            </draw:text-box>
          </draw:frame>
          <draw:line draw:style-name="gr4" draw:text-style-name="P3" draw:layer="layout" svg:x1="4.1cm" svg:y1="9.75cm" svg:x2="13.1cm" svg:y2="9.75cm">
            <text:p/>
          </draw:line>
          <draw:frame draw:style-name="gr5" draw:text-style-name="P14" draw:layer="layout" svg:width="3cm" svg:height="0.962cm" svg:x="4.6cm" svg:y="8.85cm">
            <draw:text-box>
              <text:p>y</text:p>
            </draw:text-box>
          </draw:frame>
          <draw:frame draw:style-name="gr5" draw:text-style-name="P18" draw:layer="layout" svg:width="3cm" svg:height="0.962cm" svg:x="12.1cm" svg:y="8.15cm">
            <draw:text-box>
              <text:p><text:span text:style-name="T13">z</text:span></text:p>
            </draw:text-box>
          </draw:frame>
          <draw:frame draw:style-name="gr5" draw:text-style-name="P14" draw:layer="layout" svg:width="3cm" svg:height="0.962cm" svg:x="12.1cm" svg:y="8.75cm">
            <draw:text-box>
              <text:p>z</text:p>
            </draw:text-box>
          </draw:frame>
          <draw:custom-shape draw:style-name="gr3" draw:text-style-name="P13" draw:layer="layout" svg:width="3cm" svg:height="2cm" svg:x="19.1cm" svg:y="2.25cm">
            <text:p text:style-name="P3">X</text:p>
            <draw:enhanced-geometry svg:viewBox="0 0 21600 21600" draw:type="rectangle" draw:enhanced-path="M 0 0 L 21600 0 21600 21600 0 21600 0 0 Z N"/>
          </draw:custom-shape>
          <draw:frame draw:style-name="gr8" draw:text-style-name="P14" draw:layer="layout" svg:width="5.4cm" svg:height="1.673cm" svg:x="22.6cm" svg:y="7.85cm">
            <draw:text-box>
              <text:p>lazy</text:p>
              <text:p>Pivot Class</text:p>
            </draw:text-box>
          </draw:frame>
          <draw:custom-shape draw:style-name="gr7" draw:text-style-name="P15" draw:layer="layout" svg:width="0.8cm" svg:height="0.81cm" svg:x="20.1cm" svg:y="4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4" draw:layer="layout" svg:width="4.1cm" svg:height="1.673cm" svg:x="22.5cm" svg:y="5.577cm">
            <draw:text-box>
              <text:p>Pivot</text:p>
              <text:p>Relationship</text:p>
            </draw:text-box>
          </draw:frame>
          <draw:line draw:style-name="gr4" draw:text-style-name="P3" draw:layer="layout" svg:x1="19.1cm" svg:y1="6.45cm" svg:x2="22.2cm" svg:y2="6.45cm">
            <text:p/>
          </draw:line>
          <draw:frame draw:style-name="gr8" draw:text-style-name="P14" draw:layer="layout" svg:width="3cm" svg:height="1.673cm" svg:x="22.4cm" svg:y="4.15cm">
            <draw:text-box>
              <text:p>Pivot Property</text:p>
            </draw:text-box>
          </draw:frame>
          <draw:custom-shape draw:style-name="gr7" draw:text-style-name="P15" draw:layer="layout" svg:width="0.8cm" svg:height="0.81cm" svg:x="6.7cm" svg:y="2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5" draw:layer="layout" svg:width="0.8cm" svg:height="0.81cm" svg:x="9.69cm" svg:y="2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5" draw:layer="layout" svg:width="0.8cm" svg:height="0.81cm" svg:x="1.7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5" draw:layer="layout" svg:width="0.8cm" svg:height="0.81cm" svg:x="3.7cm" svg:y="9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5" draw:layer="layout" svg:width="0.8cm" svg:height="0.81cm" svg:x="12.7cm" svg:y="9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5" draw:layer="layout" svg:width="0.8cm" svg:height="0.81cm" svg:x="14.7cm" svg:y="7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9" draw:layer="layout" svg:width="0.8cm" svg:height="0.81cm" svg:x="8.2cm" svg:y="3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9" draw:layer="layout" svg:width="0.8cm" svg:height="0.81cm" svg:x="8.2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9" draw:layer="layout" svg:width="0.8cm" svg:height="0.81cm" svg:x="6.8cm" svg:y="7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9" draw:layer="layout" svg:width="0.8cm" svg:height="0.81cm" svg:x="9.6cm" svg:y="7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9" draw:layer="layout" svg:width="0.8cm" svg:height="0.81cm" svg:x="3.7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9" draw:layer="layout" svg:width="0.8cm" svg:height="0.81cm" svg:x="12.7cm" svg:y="7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7" draw:layer="layout" svg:width="3cm" svg:height="2cm" svg:x="19.1cm" svg:y="7.85cm">
            <text:p text:style-name="P3"><text:span text:style-name="T13">X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9" draw:layer="layout" svg:width="0.8cm" svg:height="0.81cm" svg:x="20.1cm" svg:y="10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4" draw:layer="layout" svg:width="4.1cm" svg:height="1.673cm" svg:x="22.5cm" svg:y="11.177cm">
            <draw:text-box>
              <text:p>lazy Pivot</text:p>
              <text:p>Relationship</text:p>
            </draw:text-box>
          </draw:frame>
          <draw:line draw:style-name="gr11" draw:text-style-name="P3" draw:layer="layout" svg:x1="19.1cm" svg:y1="12.05cm" svg:x2="22.2cm" svg:y2="12.05cm">
            <text:p/>
          </draw:line>
          <draw:frame draw:style-name="gr8" draw:text-style-name="P14" draw:layer="layout" svg:width="3.9cm" svg:height="1.673cm" svg:x="22.4cm" svg:y="9.75cm">
            <draw:text-box>
              <text:p>lazy Pivot Property</text:p>
            </draw:text-box>
          </draw:frame>
          <draw:custom-shape draw:style-name="gr3" draw:text-style-name="P13" draw:layer="layout" svg:width="3cm" svg:height="2cm" svg:x="19.1cm" svg:y="2.25cm">
            <text:p text:style-name="P3">X</text:p>
            <draw:enhanced-geometry svg:viewBox="0 0 21600 21600" draw:type="rectangle" draw:enhanced-path="M 0 0 L 21600 0 21600 21600 0 21600 0 0 Z N"/>
          </draw:custom-shape>
          <draw:custom-shape draw:style-name="gr7" draw:text-style-name="P15" draw:layer="layout" svg:width="0.8cm" svg:height="0.81cm" svg:x="20.1cm" svg:y="4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4" draw:layer="layout" svg:width="4.1cm" svg:height="1.673cm" svg:x="22.5cm" svg:y="5.577cm">
            <draw:text-box>
              <text:p>Pivot</text:p>
              <text:p>Relationship</text:p>
            </draw:text-box>
          </draw:frame>
          <draw:line draw:style-name="gr4" draw:text-style-name="P3" draw:layer="layout" svg:x1="19.1cm" svg:y1="6.45cm" svg:x2="22.2cm" svg:y2="6.45cm">
            <text:p/>
          </draw:line>
          <draw:frame draw:style-name="gr8" draw:text-style-name="P14" draw:layer="layout" svg:width="3cm" svg:height="1.673cm" svg:x="22.4cm" svg:y="4.15cm">
            <draw:text-box>
              <text:p>Pivot Property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draw:frame presentation:style-name="pr9" draw:layer="layout" svg:width="25.199cm" svg:height="1.737cm" svg:x="1.375cm" svg:y="0.429cm" presentation:class="title" presentation:user-transformed="true">
          <draw:text-box>
            <text:p>UML Lookups</text:p>
          </draw:text-box>
        </draw:frame>
        <draw:frame presentation:style-name="pr10" draw:layer="layout" svg:width="25.199cm" svg:height="8.459cm" svg:x="1.375cm" svg:y="11.291cm" presentation:class="outline" presentation:user-transformed="true">
          <draw:text-box>
            <text:list text:style-name="L2">
              <text:list-header>
                <text:p>let y : Y = ... in y.???</text:p>
              </text:list-header>
              <text:list-item>
                <text:p>what names are valid navigation targets?</text:p>
                <text:list>
                  <text:list-item>
                    <text:p>every UMLism has distinct rules</text:p>
                    <text:list>
                      <text:list-item>
                        <text:p>associations require distant searching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3" draw:text-style-name="P13" draw:layer="layout" svg:width="3cm" svg:height="2cm" svg:x="6.583cm" svg:y="6.583cm">
            <text:p text:style-name="P3">A_x_y_z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cm" svg:height="2cm" svg:x="6.583cm" svg:y="2.583cm">
            <text:p text:style-name="P3">X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cm" svg:height="2cm" svg:x="0.583cm" svg:y="8.583cm">
            <text:p text:style-name="P3">Y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cm" svg:height="2cm" svg:x="12.583cm" svg:y="8.583cm">
            <text:p text:style-name="P3">Z</text:p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8.083cm" svg:y1="4.583cm" svg:x2="8.083cm" svg:y2="6.583cm">
            <text:p/>
          </draw:line>
          <draw:frame draw:style-name="gr5" draw:text-style-name="P14" draw:layer="layout" svg:width="3cm" svg:height="0.962cm" svg:x="8.183cm" svg:y="4.583cm">
            <draw:text-box>
              <text:p>x</text:p>
            </draw:text-box>
          </draw:frame>
          <draw:frame draw:style-name="gr5" draw:text-style-name="P14" draw:layer="layout" svg:width="3cm" svg:height="0.962cm" svg:x="8.183cm" svg:y="5.621cm">
            <draw:text-box>
              <text:p>A_x_y_z</text:p>
            </draw:text-box>
          </draw:frame>
          <draw:line draw:style-name="gr4" draw:text-style-name="P3" draw:layer="layout" svg:x1="6.683cm" svg:y1="8.583cm" svg:x2="3.483cm" svg:y2="8.583cm">
            <text:p/>
          </draw:line>
          <draw:line draw:style-name="gr4" draw:text-style-name="P3" draw:layer="layout" svg:x1="9.483cm" svg:y1="8.583cm" svg:x2="12.583cm" svg:y2="8.583cm">
            <text:p/>
          </draw:line>
          <draw:frame draw:style-name="gr5" draw:text-style-name="P14" draw:layer="layout" svg:width="3cm" svg:height="0.962cm" svg:x="14.283cm" svg:y="7.321cm">
            <draw:text-box>
              <text:p>z</text:p>
            </draw:text-box>
          </draw:frame>
          <draw:frame draw:style-name="gr5" draw:text-style-name="P14" draw:layer="layout" svg:width="3cm" svg:height="0.962cm" svg:x="9.683cm" svg:y="7.421cm">
            <draw:text-box>
              <text:p>A_x_y_z</text:p>
            </draw:text-box>
          </draw:frame>
          <draw:frame draw:style-name="gr13" draw:text-style-name="P14" draw:layer="layout" svg:width="3cm" svg:height="1cm" svg:x="3.783cm" svg:y="7.283cm">
            <draw:text-box>
              <text:p>A_x_y_z</text:p>
            </draw:text-box>
          </draw:frame>
          <draw:line draw:style-name="gr6" draw:text-style-name="P3" draw:layer="layout" svg:x1="6.583cm" svg:y1="4.083cm" svg:x2="1.583cm" svg:y2="8.583cm">
            <text:p/>
          </draw:line>
          <draw:frame draw:style-name="gr5" draw:text-style-name="P14" draw:layer="layout" svg:width="2.9cm" svg:height="0.962cm" svg:x="1.083cm" svg:y="7.421cm">
            <draw:text-box>
              <text:p>y</text:p>
            </draw:text-box>
          </draw:frame>
          <draw:line draw:style-name="gr6" draw:text-style-name="P3" draw:layer="layout" svg:x1="9.583cm" svg:y1="4.083cm" svg:x2="14.583cm" svg:y2="8.583cm">
            <text:p/>
          </draw:line>
          <draw:frame draw:style-name="gr5" draw:text-style-name="P14" draw:layer="layout" svg:width="3cm" svg:height="0.962cm" svg:x="9.583cm" svg:y="3.221cm">
            <draw:text-box>
              <text:p>x</text:p>
            </draw:text-box>
          </draw:frame>
          <draw:frame draw:style-name="gr5" draw:text-style-name="P14" draw:layer="layout" svg:width="3cm" svg:height="0.962cm" svg:x="5.783cm" svg:y="3.221cm">
            <draw:text-box>
              <text:p>x</text:p>
            </draw:text-box>
          </draw:frame>
          <draw:line draw:style-name="gr6" draw:text-style-name="P3" draw:layer="layout" svg:x1="3.583cm" svg:y1="10.283cm" svg:x2="12.583cm" svg:y2="10.283cm">
            <text:p/>
          </draw:line>
          <draw:frame draw:style-name="gr5" draw:text-style-name="P14" draw:layer="layout" svg:width="3cm" svg:height="0.962cm" svg:x="3.983cm" svg:y="9.421cm">
            <draw:text-box>
              <text:p>y</text:p>
            </draw:text-box>
          </draw:frame>
          <draw:frame draw:style-name="gr5" draw:text-style-name="P14" draw:layer="layout" svg:width="3cm" svg:height="0.962cm" svg:x="4.083cm" svg:y="8.583cm">
            <draw:text-box>
              <text:p>y</text:p>
            </draw:text-box>
          </draw:frame>
          <draw:frame draw:style-name="gr5" draw:text-style-name="P14" draw:layer="layout" svg:width="3cm" svg:height="0.962cm" svg:x="11.383cm" svg:y="8.521cm">
            <draw:text-box>
              <text:p>z</text:p>
            </draw:text-box>
          </draw:frame>
          <draw:frame draw:style-name="gr5" draw:text-style-name="P14" draw:layer="layout" svg:width="3cm" svg:height="0.962cm" svg:x="11.383cm" svg:y="9.383cm">
            <draw:text-box>
              <text:p>z</text:p>
            </draw:text-box>
          </draw:frame>
          <draw:custom-shape draw:style-name="gr7" draw:text-style-name="P15" draw:layer="layout" svg:width="0.8cm" svg:height="0.81cm" svg:x="7.683cm" svg:y="4.0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5" draw:layer="layout" svg:width="0.8cm" svg:height="0.81cm" svg:x="7.683cm" svg:y="6.1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5" draw:layer="layout" svg:width="0.8cm" svg:height="0.81cm" svg:x="6.183cm" svg:y="8.0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5" draw:layer="layout" svg:width="0.8cm" svg:height="0.81cm" svg:x="9.183cm" svg:y="8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5" draw:layer="layout" svg:width="0.8cm" svg:height="0.81cm" svg:x="3.183cm" svg:y="8.2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5" draw:layer="layout" svg:width="0.8cm" svg:height="0.81cm" svg:x="12.283cm" svg:y="8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3" draw:layer="layout" svg:width="3cm" svg:height="2cm" svg:x="18.583cm" svg:y="2.583cm">
            <text:p text:style-name="P3">X</text:p>
            <draw:enhanced-geometry svg:viewBox="0 0 21600 21600" draw:type="rectangle" draw:enhanced-path="M 0 0 L 21600 0 21600 21600 0 21600 0 0 Z N"/>
          </draw:custom-shape>
          <draw:frame draw:style-name="gr8" draw:text-style-name="P14" draw:layer="layout" svg:width="5.4cm" svg:height="1.673cm" svg:x="21.883cm" svg:y="2.81cm">
            <draw:text-box>
              <text:p>UML Association</text:p>
              <text:p>or UML Class</text:p>
            </draw:text-box>
          </draw:frame>
          <draw:custom-shape draw:style-name="gr7" draw:text-style-name="P15" draw:layer="layout" svg:width="0.8cm" svg:height="0.81cm" svg:x="19.683cm" svg:y="5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4" draw:layer="layout" svg:width="4.1cm" svg:height="1.673cm" svg:x="21.983cm" svg:y="6.71cm">
            <draw:text-box>
              <text:p>UML</text:p>
              <text:p>Relationship</text:p>
            </draw:text-box>
          </draw:frame>
          <draw:line draw:style-name="gr4" draw:text-style-name="P3" draw:layer="layout" svg:x1="18.583cm" svg:y1="7.583cm" svg:x2="21.683cm" svg:y2="7.583cm">
            <text:p/>
          </draw:line>
          <draw:line draw:style-name="gr6" draw:text-style-name="P3" draw:layer="layout" svg:x1="18.583cm" svg:y1="9.283cm" svg:x2="21.683cm" svg:y2="9.283cm">
            <text:p/>
          </draw:line>
          <draw:line draw:style-name="gr6" draw:text-style-name="P3" draw:layer="layout" svg:x1="9.583cm" svg:y1="4.083cm" svg:x2="14.583cm" svg:y2="8.583cm">
            <text:p/>
          </draw:line>
          <draw:frame draw:style-name="gr5" draw:text-style-name="P14" draw:layer="layout" svg:width="3cm" svg:height="0.962cm" svg:x="21.883cm" svg:y="5.421cm">
            <draw:text-box>
              <text:p>Property</text:p>
            </draw:text-box>
          </draw:frame>
          <draw:frame draw:style-name="gr8" draw:text-style-name="P14" draw:layer="layout" svg:width="4.1cm" svg:height="1.673cm" svg:x="21.983cm" svg:y="8.61cm">
            <draw:text-box>
              <text:p>OCL</text:p>
              <text:p>Relationship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draw:frame presentation:style-name="pr11" draw:layer="layout" svg:width="28cm" svg:height="2.338cm" svg:x="0cm" svg:y="-0.047cm" presentation:class="title" presentation:user-transformed="true">
          <draw:text-box>
            <text:p>Normalized Lookups</text:p>
          </draw:text-box>
        </draw:frame>
        <draw:frame presentation:style-name="pr10" draw:layer="layout" svg:width="25.199cm" svg:height="8.459cm" svg:x="1.375cm" svg:y="11.291cm" presentation:class="outline" presentation:user-transformed="true">
          <draw:text-box>
            <text:list text:style-name="L2">
              <text:list-header>
                <text:p text:style-name="P16">let y : Y = ... in y.???</text:p>
              </text:list-header>
              <text:list-item>
                <text:p text:style-name="P16">what names are valid navigation targets?</text:p>
                <text:list>
                  <text:list-item>
                    <text:p>all the Property of Y (and superclasses)</text:p>
                  </text:list-item>
                  <text:list-item>
                    <text:p>no distant searching</text:p>
                  </text:list-item>
                  <text:list-item>
                    <text:p>no plethora of mechanisms</text:p>
                  </text:list-item>
                </text:list>
              </text:list-item>
            </text:list>
          </draw:text-box>
        </draw:frame>
        <draw:g>
          <draw:custom-shape draw:style-name="gr10" draw:text-style-name="P17" draw:layer="layout" svg:width="3cm" svg:height="2cm" svg:x="7.1cm" svg:y="6.25cm">
            <text:p text:style-name="P3"><text:span text:style-name="T13">A_x_y_z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cm" svg:height="2cm" svg:x="7.1cm" svg:y="2.25cm">
            <text:p text:style-name="P3">X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cm" svg:height="2cm" svg:x="1.1cm" svg:y="8.25cm">
            <text:p text:style-name="P3">Y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cm" svg:height="2cm" svg:x="13.1cm" svg:y="8.25cm">
            <text:p text:style-name="P3">Z</text:p>
            <draw:enhanced-geometry svg:viewBox="0 0 21600 21600" draw:type="rectangle" draw:enhanced-path="M 0 0 L 21600 0 21600 21600 0 21600 0 0 Z N"/>
          </draw:custom-shape>
          <draw:line draw:style-name="gr14" draw:text-style-name="P3" draw:layer="layout" svg:x1="8.6cm" svg:y1="4.25cm" svg:x2="8.6cm" svg:y2="6.25cm">
            <text:p/>
          </draw:line>
          <draw:frame draw:style-name="gr5" draw:text-style-name="P18" draw:layer="layout" svg:width="3cm" svg:height="0.962cm" svg:x="8.7cm" svg:y="4.25cm">
            <draw:text-box>
              <text:p><text:span text:style-name="T13">x</text:span></text:p>
            </draw:text-box>
          </draw:frame>
          <draw:frame draw:style-name="gr5" draw:text-style-name="P18" draw:layer="layout" svg:width="3cm" svg:height="0.962cm" svg:x="8.7cm" svg:y="5.288cm">
            <draw:text-box>
              <text:p><text:span text:style-name="T13">A_x_y_z</text:span></text:p>
            </draw:text-box>
          </draw:frame>
          <draw:line draw:style-name="gr11" draw:text-style-name="P3" draw:layer="layout" svg:x1="7.1cm" svg:y1="8.25cm" svg:x2="4cm" svg:y2="8.25cm">
            <text:p/>
          </draw:line>
          <draw:line draw:style-name="gr11" draw:text-style-name="P3" draw:layer="layout" svg:x1="10.1cm" svg:y1="8.25cm" svg:x2="13.1cm" svg:y2="8.25cm">
            <text:p/>
          </draw:line>
          <draw:frame draw:style-name="gr5" draw:text-style-name="P18" draw:layer="layout" svg:width="3.2cm" svg:height="0.962cm" svg:x="4.6cm" svg:y="8.15cm">
            <draw:text-box>
              <text:p><text:span text:style-name="T13">y</text:span></text:p>
            </draw:text-box>
          </draw:frame>
          <draw:frame draw:style-name="gr5" draw:text-style-name="P14" draw:layer="layout" svg:width="3cm" svg:height="0.962cm" svg:x="14.8cm" svg:y="6.988cm">
            <draw:text-box>
              <text:p>z</text:p>
            </draw:text-box>
          </draw:frame>
          <draw:frame draw:style-name="gr5" draw:text-style-name="P18" draw:layer="layout" svg:width="3cm" svg:height="0.962cm" svg:x="10.1cm" svg:y="6.85cm">
            <draw:text-box>
              <text:p><text:span text:style-name="T13">A_x_y_z</text:span></text:p>
            </draw:text-box>
          </draw:frame>
          <draw:frame draw:style-name="gr5" draw:text-style-name="P18" draw:layer="layout" svg:width="3cm" svg:height="0.962cm" svg:x="4.3cm" svg:y="6.788cm">
            <draw:text-box>
              <text:p><text:span text:style-name="T13">A_x_y_z</text:span></text:p>
            </draw:text-box>
          </draw:frame>
          <draw:line draw:style-name="gr4" draw:text-style-name="P3" draw:layer="layout" svg:x1="7.1cm" svg:y1="3.25cm" svg:x2="2.1cm" svg:y2="8.25cm">
            <text:p/>
          </draw:line>
          <draw:frame draw:style-name="gr5" draw:text-style-name="P14" draw:layer="layout" svg:width="3cm" svg:height="0.962cm" svg:x="1.7cm" svg:y="6.95cm">
            <draw:text-box>
              <text:p>y</text:p>
            </draw:text-box>
          </draw:frame>
          <draw:line draw:style-name="gr4" draw:text-style-name="P3" draw:layer="layout" svg:x1="10.1cm" svg:y1="3.25cm" svg:x2="15.1cm" svg:y2="8.25cm">
            <text:p/>
          </draw:line>
          <draw:frame draw:style-name="gr5" draw:text-style-name="P14" draw:layer="layout" svg:width="3cm" svg:height="0.962cm" svg:x="10.5cm" svg:y="2.988cm">
            <draw:text-box>
              <text:p>x</text:p>
            </draw:text-box>
          </draw:frame>
          <draw:frame draw:style-name="gr5" draw:text-style-name="P14" draw:layer="layout" svg:width="3cm" svg:height="0.962cm" svg:x="5.9cm" svg:y="2.988cm">
            <draw:text-box>
              <text:p>x</text:p>
            </draw:text-box>
          </draw:frame>
          <draw:line draw:style-name="gr4" draw:text-style-name="P3" draw:layer="layout" svg:x1="4.1cm" svg:y1="9.75cm" svg:x2="13.1cm" svg:y2="9.75cm">
            <text:p/>
          </draw:line>
          <draw:frame draw:style-name="gr5" draw:text-style-name="P14" draw:layer="layout" svg:width="3cm" svg:height="0.962cm" svg:x="4.6cm" svg:y="8.85cm">
            <draw:text-box>
              <text:p>y</text:p>
            </draw:text-box>
          </draw:frame>
          <draw:frame draw:style-name="gr5" draw:text-style-name="P18" draw:layer="layout" svg:width="3cm" svg:height="0.962cm" svg:x="12.1cm" svg:y="8.15cm">
            <draw:text-box>
              <text:p><text:span text:style-name="T13">z</text:span></text:p>
            </draw:text-box>
          </draw:frame>
          <draw:frame draw:style-name="gr5" draw:text-style-name="P14" draw:layer="layout" svg:width="3cm" svg:height="0.962cm" svg:x="12.1cm" svg:y="8.75cm">
            <draw:text-box>
              <text:p>z</text:p>
            </draw:text-box>
          </draw:frame>
          <draw:custom-shape draw:style-name="gr3" draw:text-style-name="P13" draw:layer="layout" svg:width="3cm" svg:height="2cm" svg:x="19.1cm" svg:y="2.25cm">
            <text:p text:style-name="P3">X</text:p>
            <draw:enhanced-geometry svg:viewBox="0 0 21600 21600" draw:type="rectangle" draw:enhanced-path="M 0 0 L 21600 0 21600 21600 0 21600 0 0 Z N"/>
          </draw:custom-shape>
          <draw:frame draw:style-name="gr8" draw:text-style-name="P14" draw:layer="layout" svg:width="5.4cm" svg:height="1.673cm" svg:x="22.6cm" svg:y="7.85cm">
            <draw:text-box>
              <text:p>lazy</text:p>
              <text:p>Pivot Class</text:p>
            </draw:text-box>
          </draw:frame>
          <draw:custom-shape draw:style-name="gr7" draw:text-style-name="P15" draw:layer="layout" svg:width="0.8cm" svg:height="0.81cm" svg:x="20.1cm" svg:y="4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4" draw:layer="layout" svg:width="4.1cm" svg:height="1.673cm" svg:x="22.5cm" svg:y="5.577cm">
            <draw:text-box>
              <text:p>Pivot</text:p>
              <text:p>Relationship</text:p>
            </draw:text-box>
          </draw:frame>
          <draw:line draw:style-name="gr4" draw:text-style-name="P3" draw:layer="layout" svg:x1="19.1cm" svg:y1="6.45cm" svg:x2="22.2cm" svg:y2="6.45cm">
            <text:p/>
          </draw:line>
          <draw:frame draw:style-name="gr8" draw:text-style-name="P14" draw:layer="layout" svg:width="3cm" svg:height="1.673cm" svg:x="22.4cm" svg:y="4.15cm">
            <draw:text-box>
              <text:p>Pivot Property</text:p>
            </draw:text-box>
          </draw:frame>
          <draw:custom-shape draw:style-name="gr7" draw:text-style-name="P15" draw:layer="layout" svg:width="0.8cm" svg:height="0.81cm" svg:x="6.7cm" svg:y="2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5" draw:layer="layout" svg:width="0.8cm" svg:height="0.81cm" svg:x="9.69cm" svg:y="2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5" draw:layer="layout" svg:width="0.8cm" svg:height="0.81cm" svg:x="1.7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5" draw:layer="layout" svg:width="0.8cm" svg:height="0.81cm" svg:x="3.7cm" svg:y="9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5" draw:layer="layout" svg:width="0.8cm" svg:height="0.81cm" svg:x="12.7cm" svg:y="9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5" draw:layer="layout" svg:width="0.8cm" svg:height="0.81cm" svg:x="14.7cm" svg:y="7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9" draw:layer="layout" svg:width="0.8cm" svg:height="0.81cm" svg:x="8.2cm" svg:y="3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9" draw:layer="layout" svg:width="0.8cm" svg:height="0.81cm" svg:x="8.2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9" draw:layer="layout" svg:width="0.8cm" svg:height="0.81cm" svg:x="6.8cm" svg:y="7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9" draw:layer="layout" svg:width="0.8cm" svg:height="0.81cm" svg:x="9.6cm" svg:y="7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9" draw:layer="layout" svg:width="0.8cm" svg:height="0.81cm" svg:x="3.7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9" draw:layer="layout" svg:width="0.8cm" svg:height="0.81cm" svg:x="12.7cm" svg:y="7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7" draw:layer="layout" svg:width="3cm" svg:height="2cm" svg:x="19.1cm" svg:y="7.85cm">
            <text:p text:style-name="P3"><text:span text:style-name="T13">X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9" draw:layer="layout" svg:width="0.8cm" svg:height="0.81cm" svg:x="20.1cm" svg:y="10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4" draw:layer="layout" svg:width="4.1cm" svg:height="1.673cm" svg:x="22.5cm" svg:y="11.177cm">
            <draw:text-box>
              <text:p>lazy Pivot</text:p>
              <text:p>Relationship</text:p>
            </draw:text-box>
          </draw:frame>
          <draw:line draw:style-name="gr11" draw:text-style-name="P3" draw:layer="layout" svg:x1="19.1cm" svg:y1="12.05cm" svg:x2="22.2cm" svg:y2="12.05cm">
            <text:p/>
          </draw:line>
          <draw:frame draw:style-name="gr8" draw:text-style-name="P14" draw:layer="layout" svg:width="3.9cm" svg:height="1.673cm" svg:x="22.4cm" svg:y="9.75cm">
            <draw:text-box>
              <text:p>lazy Pivot Property</text:p>
            </draw:text-box>
          </draw:frame>
          <draw:custom-shape draw:style-name="gr3" draw:text-style-name="P13" draw:layer="layout" svg:width="3cm" svg:height="2cm" svg:x="19.1cm" svg:y="2.25cm">
            <text:p text:style-name="P3">X</text:p>
            <draw:enhanced-geometry svg:viewBox="0 0 21600 21600" draw:type="rectangle" draw:enhanced-path="M 0 0 L 21600 0 21600 21600 0 21600 0 0 Z N"/>
          </draw:custom-shape>
          <draw:custom-shape draw:style-name="gr7" draw:text-style-name="P15" draw:layer="layout" svg:width="0.8cm" svg:height="0.81cm" svg:x="20.1cm" svg:y="4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4" draw:layer="layout" svg:width="4.1cm" svg:height="1.673cm" svg:x="22.5cm" svg:y="5.577cm">
            <draw:text-box>
              <text:p>Pivot</text:p>
              <text:p>Relationship</text:p>
            </draw:text-box>
          </draw:frame>
          <draw:line draw:style-name="gr4" draw:text-style-name="P3" draw:layer="layout" svg:x1="19.1cm" svg:y1="6.45cm" svg:x2="22.2cm" svg:y2="6.45cm">
            <text:p/>
          </draw:line>
          <draw:frame draw:style-name="gr8" draw:text-style-name="P14" draw:layer="layout" svg:width="3cm" svg:height="1.673cm" svg:x="22.4cm" svg:y="4.15cm">
            <draw:text-box>
              <text:p>Pivot Property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5.199cm" svg:height="2.204cm" svg:x="1.384cm" svg:y="0.208cm" presentation:class="title" presentation:user-transformed="true">
          <draw:text-box>
            <text:p>Metamodel Associations</text:p>
          </draw:text-box>
        </draw:frame>
        <draw:frame presentation:style-name="pr13" draw:text-style-name="P20" draw:layer="layout" svg:width="25.199cm" svg:height="17.8cm" svg:x="1.509cm" svg:y="2.366cm" presentation:class="outline" presentation:user-transformed="true">
          <draw:text-box>
            <text:list text:style-name="L2">
              <text:list-item>
                <text:p text:style-name="P20">Ecore</text:p>
                <text:list>
                  <text:list-item>
                    <text:p text:style-name="P20">EClass has many EStructuralFeature</text:p>
                    <text:list>
                      <text:list-item>
                        <text:p text:style-name="P20">EAttribute 'composes' an EDataType value</text:p>
                      </text:list-item>
                      <text:list-item>
                        <text:p xml:id="id1" text:id="id1" text:style-name="P20">EReference composes/references an EClass instance</text:p>
                      </text:list-item>
                    </text:list>
                  </text:list-item>
                </text:list>
              </text:list-item>
              <text:list-item>
                <text:p xml:id="id2" text:id="id2" text:style-name="P20">UML</text:p>
                <text:list>
                  <text:list-item>
                    <text:p xml:id="id3" text:id="id3" text:style-name="P20">Class has many Class-owned Property</text:p>
                    <text:list>
                      <text:list-item>
                        <text:p xml:id="id4" text:id="id4" text:style-name="P20"><text:span text:style-name="T9">Property 'composes' a DataType value</text:span></text:p>
                      </text:list-item>
                      <text:list-item>
                        <text:p text:style-name="P20"><text:span text:style-name="T9">Property composes/references a Class instance</text:span></text:p>
                        <text:list>
                          <text:list-item>
                            <text:p text:style-name="P20"><text:span text:style-name="T9">Property is a referenced Association end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0"><text:span text:style-name="T12">Association may have Association-owned ends</text:span></text:p>
                    <text:list>
                      <text:list-item>
                        <text:p text:style-name="P20"><text:span text:style-name="T9">worksaround closed Classes</text:span></text:p>
                      </text:list-item>
                    </text:list>
                  </text:list-item>
                  <text:list-item>
                    <text:p text:style-name="P20"><text:span text:style-name="T12">AssociationClass - richer Association</text:span></text:p>
                    <text:list>
                      <text:list-item>
                        <text:p text:style-name="P20"><text:span text:style-name="T9">multi-end associations</text:span></text:p>
                      </text:list-item>
                      <text:list-item>
                        <text:p text:style-name="P20"><text:span text:style-name="T9">richer per-association state</text:span></text:p>
                      </text:list-item>
                    </text:list>
                  </text:list-item>
                  <text:list-item>
                    <text:p text:style-name="P20"><text:span text:style-name="T12">Stereotype - extends Classes</text:span></text:p>
                    <text:list>
                      <text:list-item>
                        <text:p text:style-name="P20"><text:span text:style-name="T9">worksaround close Classes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XML, Java , ... , custom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5.199cm" svg:height="2.204cm" svg:x="1.384cm" svg:y="0.208cm" presentation:class="title" presentation:user-transformed="true">
          <draw:text-box>
            <text:p>Metamodel Associations</text:p>
          </draw:text-box>
        </draw:frame>
        <draw:frame presentation:style-name="pr13" draw:text-style-name="P20" draw:layer="layout" svg:width="25.199cm" svg:height="17.8cm" svg:x="1.509cm" svg:y="2.366cm" presentation:class="outline" presentation:user-transformed="true">
          <draw:text-box>
            <text:list text:style-name="L2">
              <text:list-item>
                <text:p text:style-name="P20">Ecore</text:p>
                <text:list>
                  <text:list-item>
                    <text:p text:style-name="P20">EClass has many EStructuralFeature</text:p>
                    <text:list>
                      <text:list-item>
                        <text:p text:style-name="P20">EAttribute 'composes' an EDataType value</text:p>
                      </text:list-item>
                      <text:list-item>
                        <text:p xml:id="id5" text:id="id5" text:style-name="P20">EReference composes/references an EClass instance</text:p>
                      </text:list-item>
                    </text:list>
                  </text:list-item>
                </text:list>
              </text:list-item>
              <text:list-item>
                <text:p xml:id="id6" text:id="id6" text:style-name="P20">UML</text:p>
                <text:list>
                  <text:list-item>
                    <text:p xml:id="id7" text:id="id7" text:style-name="P20">Class has many Class-owned Property</text:p>
                    <text:list>
                      <text:list-item>
                        <text:p xml:id="id8" text:id="id8" text:style-name="P20"><text:span text:style-name="T9">Property 'composes' a DataType value</text:span></text:p>
                      </text:list-item>
                      <text:list-item>
                        <text:p text:style-name="P20"><text:span text:style-name="T9">Property composes/references a Class instance</text:span></text:p>
                        <text:list>
                          <text:list-item>
                            <text:p text:style-name="P20"><text:span text:style-name="T9">Property is a referenced Association end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0"><text:span text:style-name="T12">Association may have Association-owned ends</text:span></text:p>
                    <text:list>
                      <text:list-item>
                        <text:p text:style-name="P20"><text:span text:style-name="T9">worksaround closed Classes</text:span></text:p>
                      </text:list-item>
                    </text:list>
                  </text:list-item>
                  <text:list-item>
                    <text:p text:style-name="P20"><text:span text:style-name="T12">AssociationClass - richer Association</text:span></text:p>
                    <text:list>
                      <text:list-item>
                        <text:p text:style-name="P20"><text:span text:style-name="T9">multi-end associations</text:span></text:p>
                      </text:list-item>
                      <text:list-item>
                        <text:p text:style-name="P20"><text:span text:style-name="T9">richer per-association state</text:span></text:p>
                      </text:list-item>
                    </text:list>
                  </text:list-item>
                  <text:list-item>
                    <text:p text:style-name="P20"><text:span text:style-name="T12">Stereotype - extends Classes</text:span></text:p>
                    <text:list>
                      <text:list-item>
                        <text:p text:style-name="P20"><text:span text:style-name="T9">worksaround close Classes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XML, Java , ... , custom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2" presentation:use-date-time-name="dtd1">
        <office:forms form:automatic-focus="false" form:apply-design-mode="false"/>
        <draw:frame presentation:style-name="pr14" draw:layer="layout" svg:width="25.199cm" svg:height="2.663cm" svg:x="1.4cm" svg:y="0.837cm" presentation:class="title" presentation:user-transformed="true">
          <draw:text-box>
            <text:p>OCL Representation</text:p>
          </draw:text-box>
        </draw:frame>
        <draw:frame presentation:style-name="pr15" draw:text-style-name="P10" draw:layer="layout" svg:width="26.058cm" svg:height="15.806cm" svg:x="1.4cm" svg:y="3.625cm" presentation:class="outline" presentation:user-transformed="true">
          <draw:text-box>
            <text:list text:style-name="L2">
              <text:list-item>
                <text:p text:style-name="P10">Bespoke for each Metamodel representation</text:p>
                <text:list>
                  <text:list-item>
                    <text:p xml:id="id9" text:id="id9" text:style-name="P10"><text:span text:style-name="T2">e.g AssociationClassCallExp for UML support</text:span></text:p>
                  </text:list-item>
                </text:list>
              </text:list-item>
              <text:list-item>
                <text:p xml:id="id10" text:id="id10" text:style-name="P10"><text:span text:style-name="T8">Normalized Metamodel (Pivot) representation</text:span></text:p>
                <text:list>
                  <text:list-item>
                    <text:p xml:id="id11" text:id="id11" text:style-name="P10"><text:span text:style-name="T14">normalizer for each representation</text:span></text:p>
                  </text:list-item>
                  <text:list-item>
                    <text:p xml:id="id12" text:id="id12" text:style-name="P10"><text:span text:style-name="T14">simpler shared core functionality - Graph</text:span></text:p>
                    <text:list>
                      <text:list-item>
                        <text:p text:style-name="P10"><text:span text:style-name="T9">Node for Class, DataType</text:span></text:p>
                      </text:list-item>
                      <text:list-item>
                        <text:p text:style-name="P10"><text:span text:style-name="T9">Edge for Property</text:span></text:p>
                      </text:list-item>
                    </text:list>
                  </text:list-item>
                  <text:list-item>
                    <text:p text:style-name="P10"><text:span text:style-name="T9">simple node.edge.edge expression navigation</text:span></text:p>
                  </text:list-item>
                </text:list>
              </text:list-item>
              <text:list-item>
                <text:p text:style-name="P10"><text:span text:style-name="T11">Straightforward Ecore normalization </text:span></text:p>
                <text:list>
                  <text:list-item>
                    <text:p text:style-name="P10"><text:span text:style-name="T14">nodes: EClass -&gt; Class</text:span><text:span text:style-name="T14"><text:line-break/></text:span><text:span text:style-name="T14"> <text:s text:c="11"/>EDataType -&gt; DataType</text:span></text:p>
                  </text:list-item>
                  <text:list-item>
                    <text:p text:style-name="P10"><text:span text:style-name="T14">edges: EAttribute -&gt; Property</text:span><text:span text:style-name="T14"><text:line-break/></text:span><text:span text:style-name="T14"> <text:s text:c="11"/>EReference - &gt; Property with opposit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2" presentation:use-date-time-name="dtd1">
        <office:forms form:automatic-focus="false" form:apply-design-mode="false"/>
        <draw:frame presentation:style-name="pr16" draw:layer="layout" svg:width="25.199cm" svg:height="3.506cm" svg:x="1.4cm" svg:y="0.837cm" presentation:class="title">
          <draw:text-box>
            <text:p>UML Normalization</text:p>
          </draw:text-box>
        </draw:frame>
        <draw:frame presentation:style-name="pr17" draw:layer="layout" svg:width="26.058cm" svg:height="15.13cm" svg:x="1.4cm" svg:y="4.914cm" presentation:class="outline" presentation:user-transformed="true">
          <draw:text-box>
            <text:list text:style-name="L2">
              <text:list-item>
                <text:p><text:span text:style-name="T9">Basic UML normalization </text:span></text:p>
                <text:list>
                  <text:list-item>
                    <text:p><text:span text:style-name="T9">nodes: Class -&gt; Class </text:span><text:span text:style-name="T9"><text:line-break/></text:span><text:span text:style-name="T9"> <text:s text:c="11"/>DataType -&gt; DataType</text:span></text:p>
                  </text:list-item>
                  <text:list-item>
                    <text:p><text:span text:style-name="T9">edges: DataType-typed Property -&gt; Property</text:span><text:span text:style-name="T9"><text:line-break/></text:span><text:span text:style-name="T9"> <text:s text:c="11"/>Class-typed Property -&gt; Property (with opposite)</text:span></text:p>
                  </text:list-item>
                </text:list>
              </text:list-item>
              <text:list-item>
                <text:p><text:span text:style-name="T9">Association normalization (lazy)</text:span></text:p>
                <text:list>
                  <text:list-item>
                    <text:p><text:span text:style-name="T9">nodes: AssociationClass -&gt; association Class </text:span><text:span text:style-name="T9"><text:line-break/></text:span><text:span text:style-name="T9"> <text:s text:c="11"/>Association -&gt; association Class</text:span></text:p>
                  </text:list-item>
                  <text:list-item>
                    <text:p><text:span text:style-name="T9">edges: per end Property (with opposite) to association Class</text:span></text:p>
                  </text:list-item>
                </text:list>
              </text:list-item>
              <text:list-item>
                <text:p><text:span text:style-name="T9">Stereotype normalization</text:span></text:p>
                <text:list>
                  <text:list-item>
                    <text:p><text:span text:style-name="T9">nodes: Stereotype -&gt; sterotype Class</text:span></text:p>
                  </text:list-item>
                  <text:list-item>
                    <text:p><text:span text:style-name="T9">edges: Extension -&gt; base_xxx, extension_yyy Property pai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2" presentation:use-date-time-name="dtd1">
        <office:forms form:automatic-focus="false" form:apply-design-mode="false"/>
        <draw:frame presentation:style-name="pr18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9" draw:layer="layout" svg:width="25.199cm" svg:height="13.285cm" svg:x="1.426cm" svg:y="4.39cm" presentation:class="outline" presentation:user-transformed="true">
          <draw:text-box>
            <text:list text:style-name="L2">
              <text:list-item>
                <text:p text:style-name="P16"><text:span text:style-name="T11">Adapting OCL for metamodel eccentricity</text:span></text:p>
                <text:list>
                  <text:list-item>
                    <text:p><text:span text:style-name="T9">nightmare</text:span></text:p>
                  </text:list-item>
                  <text:list-item>
                    <text:p><text:span text:style-name="T9">doesn't scale to more metamodel representations</text:span></text:p>
                  </text:list-item>
                </text:list>
              </text:list-item>
              <text:list-item>
                <text:p xml:id="id13" text:id="id13"><text:span text:style-name="T11">Normalizing metamodel eccentricity</text:span></text:p>
                <text:list>
                  <text:list-item>
                    <text:p xml:id="id14" text:id="id14"><text:span text:style-name="T9">keeps OCL core simple</text:span></text:p>
                  </text:list-item>
                  <text:list-item>
                    <text:p xml:id="id15" text:id="id15"><text:span text:style-name="T9">normalization 'defines' semantics of eccentricity</text:span></text:p>
                  </text:list-item>
                </text:list>
              </text:list-item>
              <text:list-item>
                <text:p xml:id="id16" text:id="id16"><text:span text:style-name="T11">(Glossed over mutiplicities</text:span></text:p>
                <text:list>
                  <text:list-item>
                    <text:p xml:id="id17" text:id="id17"><text:span text:style-name="T9">beneficial to normalize)</text:span></text:p>
                  </text:list-item>
                </text:list>
              </text:list-item>
              <text:list-item>
                <text:p xml:id="id18" text:id="id18"><text:span text:style-name="T11">??? Questions ??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SanL-Bold1" svg:font-family="NimbusSanL-Bold"/>
    <style:font-face style:name="Arial2" svg:font-family="Arial" style:font-family-generic="swiss"/>
    <style:font-face style:name="Arial5" svg:font-family="Arial, Arial" style:font-family-generic="swiss"/>
    <style:font-face style:name="Courier New2" svg:font-family="'Courier New'" style:font-family-generic="swiss" style:font-pitch="fixed"/>
    <style:font-face style:name="Andale Sans UI1" svg:font-family="'Andale Sans UI'" style:font-pitch="variable"/>
    <style:font-face style:name="NimbusSanL-Bold" svg:font-family="NimbusSanL-Bold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Arial3" svg:font-family="Arial, 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, Arial" style:font-family-generic="swiss" style:font-pitch="variable"/>
    <style:font-face style:name="Courier New1" svg:font-family="'Courier New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Arial6" svg:font-family="Arial" style:font-family-generic="system" style:font-pitch="variable"/>
    <style:font-face style:name="Arial7" svg:font-family="Arial, Arial" style:font-family-generic="system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P.11.102553" style:family="graphic">
      <style:paragraph-properties style:text-autospace="none"/>
    </style:style>
    <style:style style:name="SP.11.102459" style:family="graphic">
      <style:paragraph-properties style:text-autospace="none"/>
    </style:style>
    <style:style style:name="SP.11.102551" style:family="graphic">
      <style:paragraph-properties style:text-autospace="none"/>
    </style:style>
    <style:style style:name="SC.11.65700" style:family="graphic">
      <style:paragraph-properties style:line-height-at-least="0.746cm" style:text-autospace="none"/>
      <style:text-properties fo:color="#000000" style:font-name="Arial5" fo:font-family="Arial, Arial" style:font-family-generic="swiss" fo:font-size="12pt" fo:font-weight="bold" style:font-name-asian="Arial5" style:font-family-asian="Arial, Arial" style:font-family-generic-asian="swiss" style:font-size-asian="12pt" style:font-weight-asian="bold" style:font-name-complex="Arial5" style:font-family-complex="Arial, Arial" style:font-family-generic-complex="swiss" style:font-size-complex="12pt" style:font-weight-complex="bold"/>
    </style:style>
    <style:style style:name="SP.9.184481" style:family="graphic">
      <style:paragraph-properties style:text-autospace="none"/>
    </style:style>
    <style:style style:name="SP.9.184384" style:family="graphic">
      <style:paragraph-properties style:text-autospace="none"/>
    </style:style>
    <style:style style:name="SP.9.184479" style:family="graphic">
      <style:paragraph-properties style:text-autospace="none"/>
    </style:style>
    <style:style style:name="SC.9.184482" style:family="graphic">
      <style:paragraph-properties style:line-height-at-least="0.746cm" style:text-autospace="none"/>
      <style:text-properties fo:color="#000000" style:font-name="Arial5" fo:font-family="Arial, Arial" style:font-family-generic="swiss" fo:font-size="12pt" fo:font-weight="bold" style:font-name-asian="Arial5" style:font-family-asian="Arial, Arial" style:font-family-generic-asian="swiss" style:font-size-asian="12pt" style:font-weight-asian="bold" style:font-name-complex="Arial5" style:font-family-complex="Arial, Arial" style:font-family-generic-complex="swiss" style:font-size-complex="12pt" style:font-weight-complex="bold"/>
    </style:style>
    <style:style style:name="Default-background" style:family="presentation">
      <style:graphic-properties draw:stroke="none" draw:fill="none" draw:gradient-step-count="64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F53FA6799B05B974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A0000000A0F0DD96048D66661.gif" xlink:type="simple" xlink:show="embed" xlink:actuate="onLoad">
            <style:list-level-properties text:space-before="1.5cm" text:min-label-width="0.9cm" style:vertical-pos="middle" style:vertical-rel="line" fo:width="0.4cm" fo:height="0.4cm"/>
          </text:list-level-style-image>
          <text:list-level-style-image text:level="3" xlink:href="Pictures/100002000000000A0000000AEC2E6D2114137625.gif" xlink:type="simple" xlink:show="embed" xlink:actuate="onLoad">
            <style:list-level-properties text:space-before="2.8cm" text:min-label-width="0.8cm" style:vertical-pos="middle" style:vertical-rel="line" fo:width="0.32cm" fo:height="0.32cm"/>
          </text:list-level-style-image>
          <text:list-level-style-image text:level="4" xlink:href="Pictures/100002000000000A0000000AF5ADC307DE6CE3E6.gif" xlink:type="simple" xlink:show="embed" xlink:actuate="onLoad">
            <style:list-level-properties text:space-before="4.2cm" text:min-label-width="0.6cm" style:vertical-pos="middle" style:vertical-rel="line" fo:width="0.26cm" fo:height="0.26cm"/>
          </text:list-level-style-image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gradient-step-count="6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pr1" style:family="presentation" style:parent-style-name="Default-backgroundobjects">
      <style:graphic-properties draw:fill="solid" draw:fill-color="#666699" draw:textarea-horizontal-align="center" draw:textarea-vertical-align="middl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666699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1" fo:font-size="14pt" style:font-size-asian="14pt" style:font-size-complex="14pt"/>
    </style:style>
    <style:style style:name="MT3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rect presentation:style-name="Mpr1" draw:text-style-name="MP5" draw:layer="backgroundobjects" svg:width="28cm" svg:height="0.917cm" svg:x="0cm" svg:y="20.084cm">
        <text:p/>
      </draw:rect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2" draw:text-style-name="MP2" draw:layer="backgroundobjects" svg:width="4.69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8.376cm" svg:height="0.72cm" svg:x="5.135cm" svg:y="20.28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4" draw:layer="backgroundobjects" svg:width="1.17cm" svg:height="0.72cm" svg:x="26.65cm" svg:y="20.28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8" draw:layer="backgroundobjects" svg:width="7.15cm" svg:height="0.806cm" svg:x="15.275cm" svg:y="20.15cm">
        <draw:text-box>
          <text:p><text:span text:style-name="MT3">Made available under EPL 2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8DT11H34M43S</meta:editing-duration>
    <meta:editing-cycles>216</meta:editing-cycles>
    <meta:generator>LibreOffice/6.2.5.2$Windows_X86_64 LibreOffice_project/1ec314fa52f458adc18c4f025c545a4e8b22c159</meta:generator>
    <dc:date>2021-06-25T08:27:41.561000000</dc:date>
    <meta:document-statistic meta:object-count="310"/>
  </office:meta>
</office:document-meta>
</file>